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500000255404F0E8890376777.png" manifest:media-type="image/png"/>
  <manifest:file-entry manifest:full-path="Pictures/10000000000002FE0000026E3A978804629A85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nkGothic Md BT" svg:font-family="'BankGothic Md B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7.514cm" fo:margin-right="0cm" fo:margin-top="0cm" fo:margin-bottom="0.353cm" style:contextual-spacing="false" fo:line-height="115%" fo:text-align="center" style:justify-single-word="false" fo:text-indent="-7.514cm" style:auto-text-indent="false"/>
    </style:style>
    <style:style style:name="P2" style:family="paragraph" style:parent-style-name="Standard">
      <style:text-properties officeooo:rsid="0012da96" officeooo:paragraph-rsid="0012da96"/>
    </style:style>
    <style:style style:name="P3" style:family="paragraph" style:parent-style-name="Standard">
      <style:text-properties fo:text-shadow="1pt 1pt" officeooo:rsid="0012da96" officeooo:paragraph-rsid="0012da96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text-shadow="1pt 1pt"/>
    </style:style>
    <style:style style:name="T1" style:family="text">
      <style:text-properties style:font-name="BankGothic Md BT" fo:font-size="28pt" fo:language="pt" fo:country="BR" fo:font-weight="bold" style:font-size-asian="28pt" style:font-weight-asian="bold"/>
    </style:style>
    <style:style style:name="T2" style:family="text">
      <style:text-properties fo:color="#000000" loext:opacity="100%" style:font-name="BankGothic Md BT" fo:font-size="16pt" fo:language="pt" fo:country="BR" fo:font-weight="normal" style:font-size-asian="16pt" style:font-weight-asian="normal"/>
    </style:style>
    <style:style style:name="fr1" style:family="graphic" style:parent-style-name="Graphics">
      <style:graphic-properties style:vertical-pos="top" style:vertic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tividade 28 de Março </text:span></text:p>
      <text:p text:style-name="P1"><text:span text:style-name="T2">Yasmin Vitória de Siqueira Lima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Standard"/>
      <text:p text:style-name="Standard"><draw:frame draw:style-name="fr2" draw:name="Figura1" text:anchor-type="char" svg:width="17cm" svg:height="13.697cm" draw:z-index="0"><draw:image xlink:href="Pictures/10000000000002E500000255404F0E889037677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Figura2" text:anchor-type="char" svg:width="17cm" svg:height="13.804cm" draw:z-index="1"><draw:image xlink:href="Pictures/10000000000002FE0000026E3A978804629A85E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nkGothic Md BT" svg:font-family="'BankGothic Md B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14:11:12.401000000</meta:creation-date>
    <dc:date>2023-03-28T14:53:47.912000000</dc:date>
    <meta:editing-duration>PT42M37S</meta:editing-duration>
    <meta:editing-cycles>1</meta:editing-cycles>
    <meta:generator>LibreOffice/7.4.4.2$Windows_X86_64 LibreOffice_project/85569322deea74ec9134968a29af2df5663baa21</meta:generator>
    <meta:document-statistic meta:table-count="0" meta:image-count="2" meta:object-count="0" meta:page-count="2" meta:paragraph-count="2" meta:word-count="9" meta:character-count="53" meta:non-whitespace-character-count="45"/>
  </office:meta>
</office:document-meta>
</file>